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76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itial_int_cost</text:p>
          </table:table-cell>
          <table:table-cell office:value-type="float" office:value="4000" calcext:value-type="float">
            <text:p>4000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initial_man_cos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sticide_cost</text:p>
          </table:table-cell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pesticide_quantity_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ticide_quantity_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eld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ruit price (€/t)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fruit quality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it sail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stomer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er contamination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diversity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sts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eases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sticide wasted by not hitting at plant surfac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ticide reduction through automated section control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ability of government induced regulations for reduction of pesticide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ght of reductio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_years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r_CV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.00.0000</text:date>, <text:time style:data-style-name="N2" text:time-value="16:50:45.06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6T16:45:44.309000000</meta:creation-date>
    <meta:generator>LibreOffice/7.1.2.2$Windows_X86_64 LibreOffice_project/8a45595d069ef5570103caea1b71cc9d82b2aae4</meta:generator>
    <dc:date>2021-06-16T17:00:35.450000000</dc:date>
    <meta:editing-duration>PT13M51S</meta:editing-duration>
    <meta:editing-cycles>4</meta:editing-cycles>
    <meta:document-statistic meta:table-count="1" meta:cell-count="44" meta:object-count="0"/>
  </office:meta>
</office:document-meta>
</file>